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officeooo:rsid="001e4cf9" officeooo:paragraph-rsid="001e4cf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245770" officeooo:paragraph-rsid="0024577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Times New Roman" fo:font-size="12pt" fo:font-weight="normal" officeooo:rsid="001f6e1e" officeooo:paragraph-rsid="001e4cf9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4pt" fo:font-weight="bold" officeooo:rsid="0013315d" officeooo:paragraph-rsid="001e4cf9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f6e1e" officeooo:paragraph-rsid="001f6e1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f6e1e" officeooo:paragraph-rsid="002e85a8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f6e1e" officeooo:paragraph-rsid="0033aa77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2d93a6" officeooo:paragraph-rsid="0033aa77" style:font-size-asian="12pt" style:font-weight-asian="normal" style:font-size-complex="12pt" style:font-weight-complex="normal"/>
    </style:style>
    <style:style style:name="T1" style:family="text">
      <style:text-properties officeooo:rsid="001db61b"/>
    </style:style>
    <style:style style:name="T2" style:family="text">
      <style:text-properties officeooo:rsid="0021191e"/>
    </style:style>
    <style:style style:name="T3" style:family="text">
      <style:text-properties officeooo:rsid="0021786e"/>
    </style:style>
    <style:style style:name="T4" style:family="text">
      <style:text-properties officeooo:rsid="0023002a"/>
    </style:style>
    <style:style style:name="T5" style:family="text">
      <style:text-properties officeooo:rsid="002307da"/>
    </style:style>
    <style:style style:name="T6" style:family="text">
      <style:text-properties officeooo:rsid="0025eb16"/>
    </style:style>
    <style:style style:name="T7" style:family="text">
      <style:text-properties officeooo:rsid="0027d85b"/>
    </style:style>
    <style:style style:name="T8" style:family="text">
      <style:text-properties officeooo:rsid="00290a92"/>
    </style:style>
    <style:style style:name="T9" style:family="text">
      <style:text-properties officeooo:rsid="00295e4a"/>
    </style:style>
    <style:style style:name="T10" style:family="text">
      <style:text-properties officeooo:rsid="002b9a8f"/>
    </style:style>
    <style:style style:name="T11" style:family="text">
      <style:text-properties officeooo:rsid="00307a59"/>
    </style:style>
    <style:style style:name="T12" style:family="text">
      <style:text-properties officeooo:rsid="0035248c"/>
    </style:style>
    <style:style style:name="T13" style:family="text">
      <style:text-properties officeooo:rsid="00356c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ercitazione <text:span text:style-name="T9">3</text:span> – A<text:span text:style-name="T1">rchitettura dei </text:span>S<text:span text:style-name="T1">istemi di </text:span>E<text:span text:style-name="T1">laborazione</text:span> - <text:span text:style-name="T3">09</text:span>/<text:span text:style-name="T3">01</text:span>/201<text:span text:style-name="T3">7</text:span></text:p>
      <text:p text:style-name="P4"/>
      <text:p text:style-name="P1">Calcolatori e processi</text:p>
      <text:p text:style-name="P3"/>
      <text:list xml:id="list6881341164745385435" text:style-name="L1">
        <text:list-header>
          <text:p text:style-name="P5"/>
        </text:list-header>
        <text:list-item>
          <text:p text:style-name="P5">In un computer con <text:span text:style-name="T8">1</text:span> GB di memoria, il sistema operativo occupa <text:span text:style-name="T8">512</text:span> MB e i processi occupano mediamente <text:span text:style-name="T8">64</text:span> MB, se l’attesa media dell’I/O è del <text:span text:style-name="T10">60%</text:span>, qual è l’utilizzo della CPU? Aggiungendo <text:span text:style-name="T8">256</text:span> MB di RAM, qua<text:span text:style-name="T8">le</text:span> sarà il nuovo utilizzo della CPU?</text:p>
          <text:p text:style-name="P5"/>
        </text:list-item>
        <text:list-item>
          <text:p text:style-name="P5">Supponendo di utilizzare l’algoritmo first-come first-served per lo scheduling in un sistema batch, se arrivano 4 job (in ordine A, <text:span text:style-name="T2">poi </text:span>B <text:span text:style-name="T2">dopo 2ms</text:span>, C <text:span text:style-name="T2">dopo 4ms</text:span> e D <text:span text:style-name="T2">dopo 5ms</text:span>) con i seguenti tempi di esecuzione A=8, B=4, C=2 e D=4 quali sono i tempi di turnaround? <text:span text:style-name="T2">Q</text:span>ual <text:span text:style-name="T5">è</text:span> il tempo medio <text:span text:style-name="T2">di turnaround e di attesa</text:span>?</text:p>
          <text:p text:style-name="P5"/>
        </text:list-item>
        <text:list-item>
          <text:p text:style-name="P5">Supponendo di dover valutare la fattibilità di un sistema soft real-time con eventi periodici <text:span text:style-name="T12">con periodi</text:span> P0=<text:span text:style-name="T7">3</text:span>00µs, P1=<text:span text:style-name="T7">9</text:span>00µs, P2=<text:span text:style-name="T7">4</text:span>5ms, P3=<text:span text:style-name="T7">150</text:span>ms e rispettivi tempi di elaborazione C0=<text:span text:style-name="T13">25</text:span>µs, C1=<text:span text:style-name="T7">3</text:span>00µs, C2=<text:span text:style-name="T7">9</text:span>ms, C3=<text:span text:style-name="T7">50</text:span>µs il sistema è sostenibile? Se si aggiunge un nuovo evento periodico P4=110ms, quanto è il tempo massimo di elaborazione affinché il sistema rimanga sostenibile?</text:p>
          <text:p text:style-name="P5"/>
        </text:list-item>
        <text:list-item>
          <text:p text:style-name="P6">Si supponga di avere un calcolatore monoprocessore con 16-bit di indirizzamento (A0÷A15), una EPROM di 2 KB × <text:span text:style-name="T4">8</text:span> byte per il programma, una RAM di 2 KB × <text:span text:style-name="T4">8</text:span> byte per i dati, una PIO tipo Intel 8255A con <text:span text:style-name="T11">24</text:span> porte e un registro di controllo.</text:p>
          <text:p text:style-name="P7">Descrivere il circuito che abilita il chip di I/O in modalità Memory-Mapped I/O, se la PIO è posizionata a partire dall’indirizzo <text:span text:style-name="T6">FFFCH</text:span> della memoria. </text:p>
          <text:p text:style-name="P8">Suggerimento: porre la EPROM all'indirizzo 0 dello spazio di indirizzamento e la RAM all'indirizzo 8000H.</text:p>
          <text:p text:style-name="P5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9M13S</meta:editing-duration>
    <meta:editing-cycles>21</meta:editing-cycles>
    <meta:generator>LibreOffice/5.1.1.3$Windows_x86 LibreOffice_project/89f508ef3ecebd2cfb8e1def0f0ba9a803b88a6d</meta:generator>
    <dc:date>2017-01-09T18:37:15.397000000</dc:date>
    <meta:document-statistic meta:table-count="0" meta:image-count="0" meta:object-count="0" meta:page-count="1" meta:paragraph-count="8" meta:word-count="258" meta:character-count="1521" meta:non-whitespace-character-count="1273"/>
    <meta:user-defined meta:name="Info 1"/>
    <meta:user-defined meta:name="Info 2"/>
    <meta:user-defined meta:name="Info 3"/>
    <meta:user-defined meta:name="Info 4"/>
  </office:meta>
</office:document-meta>
</file>